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2735D58AD510641CACD.png" manifest:media-type="image/png"/>
  <manifest:file-entry manifest:full-path="Pictures/100000010000025000000273C5AB85A3327FB5AC.png" manifest:media-type="image/png"/>
  <manifest:file-entry manifest:full-path="Pictures/10000001000002570000027515F81B58EB6C4607.png" manifest:media-type="image/png"/>
  <manifest:file-entry manifest:full-path="Pictures/10000001000002570000027520DB4134021895F8.png" manifest:media-type="image/png"/>
  <manifest:file-entry manifest:full-path="Pictures/1000000100000250000002734EE8C5BA027B038A.png" manifest:media-type="image/png"/>
  <manifest:file-entry manifest:full-path="Pictures/100000010000025000000273E1403A3C2DB0C0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-1.411cm" svg:y="0.185cm" svg:width="8.394cm" svg:height="8.89cm" draw:z-index="1"><draw:image xlink:href="Pictures/100000010000025000000273E1403A3C2DB0C0D6.png" xlink:type="simple" xlink:show="embed" xlink:actuate="onLoad" draw:mime-type="image/png"/></draw:frame><draw:frame draw:style-name="fr1" draw:name="Image1" text:anchor-type="char" svg:x="8.237cm" svg:y="0.275cm" svg:width="8.37cm" svg:height="8.867cm" draw:z-index="0"><draw:image xlink:href="Pictures/1000000100000250000002734EE8C5BA027B038A.png" xlink:type="simple" xlink:show="embed" xlink:actuate="onLoad" draw:mime-type="image/png"/></draw:frame></text:p>
      <text:p text:style-name="Standard"><draw:frame draw:style-name="fr1" draw:name="Image6" text:anchor-type="char" svg:x="-1.547cm" svg:y="9.631cm" svg:width="8.394cm" svg:height="8.814cm" draw:z-index="4"><draw:image xlink:href="Pictures/10000001000002570000027520DB4134021895F8.png" xlink:type="simple" xlink:show="embed" xlink:actuate="onLoad" draw:mime-type="image/png"/></draw:frame><draw:frame draw:style-name="fr1" draw:name="Image5" text:anchor-type="char" svg:x="8.192cm" svg:y="9.446cm" svg:width="8.486cm" svg:height="8.911cm" draw:z-index="5"><draw:image xlink:href="Pictures/10000001000002570000027515F81B58EB6C4607.png" xlink:type="simple" xlink:show="embed" xlink:actuate="onLoad" draw:mime-type="image/png"/></draw:frame></text:p>
      <text:p text:style-name="P1"><draw:frame draw:style-name="fr1" draw:name="Image3" text:anchor-type="char" svg:x="-1.568cm" svg:y="9.631cm" svg:width="8.647cm" svg:height="9.158cm" draw:z-index="2"><draw:image xlink:href="Pictures/100000010000025000000273C5AB85A3327FB5AC.png" xlink:type="simple" xlink:show="embed" xlink:actuate="onLoad" draw:mime-type="image/png"/></draw:frame><draw:frame draw:style-name="fr1" draw:name="Image4" text:anchor-type="char" svg:x="8.671cm" svg:y="9.657cm" svg:width="8.389cm" svg:height="8.885cm" draw:z-index="3"><draw:image xlink:href="Pictures/1000000100000250000002735D58AD510641CA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42:33.227859499</meta:creation-date>
    <dc:date>2024-04-24T11:32:01.417902178</dc:date>
    <meta:editing-duration>PT17M13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